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a69" officeooo:paragraph-rsid="00046a69"/>
    </style:style>
    <style:style style:name="P2" style:family="paragraph" style:parent-style-name="Standard">
      <style:paragraph-properties fo:text-align="end" style:justify-single-word="false"/>
      <style:text-properties officeooo:rsid="00046a69" officeooo:paragraph-rsid="00046a69"/>
    </style:style>
    <style:style style:name="P3" style:family="paragraph" style:parent-style-name="Standard">
      <style:text-properties fo:font-weight="normal" officeooo:rsid="0031e446" officeooo:paragraph-rsid="0031e446" style:font-weight-asian="normal" style:font-weight-complex="normal"/>
    </style:style>
    <style:style style:name="P4" style:family="paragraph" style:parent-style-name="Standard">
      <style:text-properties fo:font-weight="bold" officeooo:rsid="0031e446" officeooo:paragraph-rsid="0031e446" style:font-weight-asian="bold" style:font-weight-complex="bold"/>
    </style:style>
    <style:style style:name="T1" style:family="text">
      <style:text-properties officeooo:rsid="0031e4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30</text:span>/09/2019</text:p>
      <text:p text:style-name="P1"/>
      <text:p text:style-name="P4">Preguntar a Juanma:</text:p>
      <text:p text:style-name="P3">Probando en casa, he descubierto que la base de datos me incrementa el ID por cada cosa que guardo, es decir, tanto si es un rol como si es un usuario, por lo tanto, si meto dos usuarios (habiendo creado anteriormente sus roles correspondientes) me sale que el primer usuario tiene el ID 2 (en vez de 1, que ha sido asignado a su rol) y el segundo usuario tiene ID 4 (en vez de 2, ya que le ha asignado el 3 a su rol). Entonces, ¿cómo se puede arreglar es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4:21:47.096355867</meta:creation-date>
    <dc:date>2019-09-28T10:41:09.414269024</dc:date>
    <meta:editing-duration>PT8H53M8S</meta:editing-duration>
    <meta:editing-cycles>46</meta:editing-cycles>
    <meta:generator>LibreOffice/6.1.5.2$Linux_X86_64 LibreOffice_project/10$Build-2</meta:generator>
    <meta:document-statistic meta:table-count="0" meta:image-count="0" meta:object-count="0" meta:page-count="1" meta:paragraph-count="3" meta:word-count="96" meta:character-count="486" meta:non-whitespace-character-count="393"/>
  </office:meta>
</office:document-meta>
</file>